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lab 500" svg:font-family="'Museo Slab 500', 'Museo Slab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xima Nova" svg:font-family="'Proxima Nova', ProximaNova-Light, Arial, 'Helvetica Neue', Helvetica, sans-serif"/>
  </office:font-face-decls>
  <office:automatic-styles>
    <style:style style:name="P1" style:family="paragraph" style:parent-style-name="Heading_20_3">
      <style:text-properties fo:font-variant="normal" fo:text-transform="none" fo:color="#3d3d3d" loext:opacity="100%" style:font-name="Liberation Serif" fo:font-size="12pt" fo:letter-spacing="normal" fo:font-style="normal" fo:font-weight="bold" style:font-size-asian="12pt" style:font-size-complex="12pt"/>
    </style:style>
    <style:style style:name="P2" style:family="paragraph" style:parent-style-name="Heading_20_3">
      <style:paragraph-properties fo:margin-left="0in" fo:margin-right="0in" fo:margin-top="0.1563in" fo:margin-bottom="0.1563in" style:contextual-spacing="false" fo:orphans="2" fo:widows="2" fo:text-indent="0in" style:auto-text-indent="false" fo:padding="0in" fo:border="none"/>
      <style:text-properties fo:font-variant="normal" fo:text-transform="none" fo:color="#3d3d3d" loext:opacity="100%" style:font-name="Liberation Serif" fo:font-size="12pt" fo:letter-spacing="normal" fo:font-style="normal" fo:font-weight="bold" style:font-size-asian="12pt" style:font-size-complex="12pt"/>
    </style:style>
    <style:style style:name="P3" style:family="paragraph" style:parent-style-name="Heading_20_3">
      <style:text-properties fo:font-variant="normal" fo:text-transform="none" fo:color="#3d3d3d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Heading_20_3">
      <style:text-properties fo:font-variant="normal" fo:text-transform="none" fo:color="#3d3d3d" loext:opacity="100%" style:font-name="Liberation Serif" fo:font-size="12pt" fo:letter-spacing="normal" fo:font-style="normal" fo:font-weight="bold" officeooo:rsid="00017d56" officeooo:paragraph-rsid="00017d56" style:font-size-asian="12pt" style:font-weight-asian="bold" style:font-size-complex="12pt" style:font-weight-complex="bold"/>
    </style:style>
    <style:style style:name="P5" style:family="paragraph" style:parent-style-name="Heading_20_3">
      <style:paragraph-properties fo:margin-left="0in" fo:margin-right="0in" fo:margin-top="0.1563in" fo:margin-bottom="0.1563in" style:contextual-spacing="false" fo:orphans="2" fo:widows="2" fo:text-indent="0in" style:auto-text-indent="false" fo:padding="0in" fo:border="none"/>
      <style:text-properties fo:font-variant="normal" fo:text-transform="none" fo:color="#3d3d3d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3d3d3d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text-properties fo:font-variant="normal" fo:text-transform="none" fo:color="#282828" loext:opacity="100%" style:font-name="Liberation Serif" fo:font-size="12pt" fo:letter-spacing="normal" fo:font-style="normal" style:text-underline-style="none" fo:font-weight="normal" officeooo:rsid="0001da7a" officeooo:paragraph-rsid="0001da7a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282828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1da7a" officeooo:paragraph-rsid="0001da7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82828" loext:opacity="100%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82828" loext:opacity="100%" style:font-name="Liberation Serif" fo:font-size="12pt" fo:letter-spacing="normal" fo:font-style="normal" fo:font-weight="normal" officeooo:rsid="0001e0cb" officeooo:paragraph-rsid="0001e0cb" style:font-size-asian="12pt" style:font-size-complex="12pt"/>
    </style:style>
    <style:style style:name="P11" style:family="paragraph" style:parent-style-name="Standard">
      <style:text-properties officeooo:rsid="00017d56" officeooo:paragraph-rsid="00017d56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17d56" officeooo:paragraph-rsid="00017d56" style:font-size-asian="12pt" style:font-size-complex="12pt"/>
    </style:style>
    <style:style style:name="P14" style:family="paragraph" style:parent-style-name="Text_20_body">
      <style:text-properties style:font-name="Liberation Serif" fo:font-size="12pt" style:font-size-asian="12pt" style:font-size-complex="12pt"/>
    </style:style>
    <style:style style:name="P15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1da7a" officeooo:paragraph-rsid="0001da7a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style:text-underline-style="none" fo:font-weight="normal" officeooo:rsid="0001da7a" officeooo:paragraph-rsid="0001da7a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3d3d3d" loext:opacity="100%" style:font-name="Liberation Serif" fo:font-size="12pt" fo:letter-spacing="normal" style:font-size-asian="12pt" style:font-size-complex="12pt"/>
    </style:style>
    <style:style style:name="P20" style:family="paragraph" style:parent-style-name="Text_20_body" style:list-style-name="L1">
      <style:paragraph-properties fo:margin-top="0in" fo:margin-bottom="0in" style:contextual-spacing="false" fo:line-height="160%" fo:orphans="2" fo:widows="2" fo:padding="0in" fo:border="none"/>
      <style:text-properties fo:font-variant="normal" fo:text-transform="none" fo:color="#3d3d3d" loext:opacity="100%" style:font-name="Liberation Serif" fo:font-size="12pt" fo:letter-spacing="normal" style:font-size-asian="12pt" style:font-size-complex="12pt"/>
    </style:style>
    <style:style style:name="P21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282828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">
      <loext:graphic-properties draw:fill="solid" draw:fill-color="#ffffff" draw:opacity="100%"/>
      <style:paragraph-properties fo:margin-left="0in" fo:margin-right="0in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282828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</style:style>
    <style:style style:name="P24" style:family="paragraph" style:parent-style-name="Text_20_body" style:list-style-name="L2">
      <loext:graphic-properties draw:fill="solid" draw:fill-color="#ffffff" draw:opacity="100%"/>
      <style:paragraph-properties fo:margin-left="0in" fo:margin-right="0in" fo:text-align="start" style:justify-single-word="false" fo:orphans="2" fo:widows="2" fo:text-indent="0in" style:auto-text-indent="false" fo:background-color="#ffffff" fo:padding="0in" fo:border="none"/>
    </style:style>
    <style:style style:name="T1" style:family="text">
      <style:text-properties officeooo:rsid="00017d56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3d3d3d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d3d3d" loext:opacity="100%" fo:letter-spacing="normal" fo:font-style="normal" fo:font-weight="bold"/>
    </style:style>
    <style:style style:name="T5" style:family="text">
      <style:text-properties fo:font-variant="normal" fo:text-transform="none" fo:color="#3d3d3d" loext:opacity="100%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82828" loext:opacity="100%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7" style:family="text">
      <style:text-properties fo:font-variant="normal" fo:text-transform="none" fo:color="#282828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officeooo:rsid="0001da7a" style:font-size-asian="12pt" style:font-weight-asian="bold" style:font-size-complex="12pt" style:font-weight-complex="bold"/>
    </style:style>
    <style:style style:name="T10" style:family="text">
      <style:text-properties fo:font-weight="bold" officeooo:rsid="00017d56" style:font-weight-asian="bold" style:font-weight-complex="bold"/>
    </style:style>
    <style:style style:name="T11" style:family="text">
      <style:text-properties officeooo:rsid="0001da7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tab/><text:tab/><text:tab/><text:span text:style-name="T10">Convincing people</text:span></text:p>
      <text:p text:style-name="P15"><text:tab/><text:tab/><text:tab/><text:tab/><text:span text:style-name="T1">Useful vocabulary</text:span></text:p>
      <text:p text:style-name="P12"/>
      <text:p text:style-name="P11"><text:span text:style-name="T9">I) </text:span><text:span text:style-name="T8">Here are some useful tips from: </text:span><text:a xlink:type="simple" xlink:href="https://writtent.com/blog/17-powerful-persuasive-writing-techniques/" text:style-name="Internet_20_link" text:visited-style-name="Visited_20_Internet_20_Link"><text:span text:style-name="T8">https://writtent.com/blog/17-powerful-persuasive-writing-techniques/</text:span></text:a><text:span text:style-name="T8"> (you can read the full article, it’s really interesting!)</text:span></text:p>
      <text:p text:style-name="P13"/>
      <text:h text:style-name="P4" text:outline-level="3">2. Tell Them Why</text:h>
      <text:p text:style-name="P6">Readers are constantly bombarded with messages on a daily basis. If you want their attention, justify it with a good reason up front, preferably something that will benefit them.</text:p>
      <text:h text:style-name="P4" text:outline-level="3">4. Use the Right Tone of Voice</text:h>
      <text:p text:style-name="P18"><text:span text:style-name="T3">What you say is important, but how you say it is vital. </text:span><text:a xlink:type="simple" xlink:href="http://copyhackers.com/2013/01/copywriting-tone-how-to/" office:target-frame-name="_blank" xlink:show="new" text:style-name="Internet_20_link" text:visited-style-name="Visited_20_Internet_20_Link">Tone</text:a><text:span text:style-name="T3"> influences how your reader perceives your message, so decide which one will be most effective then use it consistently.</text:span></text:p>
      <text:h text:style-name="P5" text:outline-level="3">5. Be Authoritative</text:h>
      <text:p text:style-name="P18"><text:a xlink:type="simple" xlink:href="http://www.problogger.net/archives/2011/03/14/the-5-elements-of-authoritative-content/" office:target-frame-name="_blank" xlink:show="new" text:style-name="Internet_20_link" text:visited-style-name="Visited_20_Internet_20_Link">Establish yourself as an authority</text:a><text:span text:style-name="T3"> up front and be consistent in backing up that authority with proof, statistics and examples. Be honest and transparent, don’t waver, and pretty soon your audience will believe you.</text:span></text:p>
      <text:h text:style-name="P4" text:outline-level="3">6. Take The Reader’s Point of View</text:h>
      <text:p text:style-name="P6">If you were the reader, what would grab your attention? When you are writing persuasive copy, you have to become the reader to understand what appeals to them.</text:p>
      <text:p text:style-name="P14"><text:line-break/><text:span text:style-name="T5">9. Tell Both Sides of the Story</text:span></text:p>
      <text:p text:style-name="P6">There is always another side of the story. Unlike addressing objections, telling the other side of the story allows you to paint a compelling picture of what life would be like without your product or service. It would be awful. Tell them.</text:p>
      <text:p text:style-name="P14"><text:line-break/><text:span text:style-name="T5">11. Simplify &amp; Amplify</text:span></text:p>
      <text:p text:style-name="P6">Simplify your core ideas into hard-hitting individual thoughts, then amplify them with the help of things that are important to the reader. Use words that help empower your readers. Get! Learn! Results! Now!</text:p>
      <text:h text:style-name="P3" text:outline-level="3">13. Be Repetitive</text:h>
      <text:p text:style-name="P6">If you’ve said it once, you can say it again. Repetition is a time-honored tactic for remembering anything. Use it to your advantage.</text:p>
      <text:h text:style-name="P5" text:outline-level="3"><text:soft-page-break/>14. Address Objections</text:h>
      <text:p text:style-name="P18"><text:span text:style-name="T3">Even the most agreeable readers will likely have objections, and you are much better off </text:span><text:a xlink:type="simple" xlink:href="http://blog.crazyegg.com/2013/04/24/overcome-objections/" office:target-frame-name="_blank" xlink:show="new" text:style-name="Internet_20_link" text:visited-style-name="Visited_20_Internet_20_Link">addressing them</text:a><text:span text:style-name="T3"> up front than waiting for your potential customer to voice them. This is another means of establishing authority, and also tells your reader that you have thought the matter through.</text:span></text:p>
      <text:p text:style-name="P14"><text:line-break/><text:span text:style-name="T4">19. Use Simple Language</text:span></text:p>
      <text:p text:style-name="P6">Don’t overload your content.</text:p>
      <text:p text:style-name="P6">Write as simply as possible.</text:p>
      <text:p text:style-name="P6">Make your message accessible to every reader.</text:p>
      <text:p text:style-name="P6">Don’t use complex terminology unless you need to. If you do need to, explain it in simple words.</text:p>
      <text:h text:style-name="P1" text:outline-level="3">21. “Sir! Yes, Sir!”</text:h>
      <text:p text:style-name="P6">Use all of your imagination to create a situation in which the reader will agree with you.</text:p>
      <text:p text:style-name="P6">It’s very easy to do. Make some general statements or ask questions that are difficult to challenge. Ask questions where the only possible answer is YES.</text:p>
      <text:p text:style-name="P6">Here are some examples:</text:p>
      <text:list xml:id="list1644577616" text:style-name="L1">
        <text:list-item>
          <text:p text:style-name="P19">“<text:span text:style-name="T2">Do you want to be healthy?”</text:span></text:p>
        </text:list-item>
        <text:list-item>
          <text:p text:style-name="P20">“<text:span text:style-name="T2">Do you want to earn good money?”</text:span></text:p>
        </text:list-item>
        <text:list-item>
          <text:p text:style-name="P20">“<text:span text:style-name="T2">Do you want to live in peace?”</text:span></text:p>
        </text:list-item>
        <text:list-item>
          <text:p text:style-name="P20">“<text:span text:style-name="T2">You want to be great dad, right?”</text:span></text:p>
        </text:list-item>
      </text:list>
      <text:h text:style-name="P1" text:outline-level="3">24. Be Specific</text:h>
      <text:p text:style-name="P6">Use real-life examples. We believe in examples we can relate to.</text:p>
      <text:p text:style-name="P6">It’s easy to say: “Do this, do that.” But how can you apply it in real life?</text:p>
      <text:p text:style-name="P6">Examples from the real world make material understandable. They make readers think, “If someone else achieved this, why can't I?”</text:p>
      <text:h text:style-name="P2" text:outline-level="3">25. Touch the Emotions</text:h>
      <text:p text:style-name="P6">Evoke emotion in the reader.</text:p>
      <text:p text:style-name="P6">As we know, emotions are the main motivation behind making a purchases or sealing a business deal.</text:p>
      <text:p text:style-name="P14"/>
      <text:p text:style-name="P7"/>
      <text:p text:style-name="P16"><text:soft-page-break/>II) Useful words and phrases:</text:p>
      <text:p text:style-name="P17"><text:a xlink:type="simple" xlink:href="https://www.thoughtco.com/words-to-make-a-persuasive-argument-2086735" text:style-name="Internet_20_link" text:visited-style-name="Visited_20_Internet_20_Link">https://www.thoughtco.com/words-to-make-a-persuasive-argument-2086735</text:a></text:p>
      <text:p text:style-name="P8">Phrases and Words to Use in Persuasive Writing</text:p>
      <text:list xml:id="list1576900585" text:style-name="L2">
        <text:list-item>
          <text:p text:style-name="P23"><text:bookmark text:name="mntl-sc-block_2-0-7"/><text:span text:style-name="Strong_20_Emphasis"><text:span text:style-name="T6">Phrases to Illustrate a Point: </text:span></text:span><text:span text:style-name="T7">For instance, for example, specifically, in particular, namely, such as, like</text:span></text:p>
        </text:list-item>
        <text:list-item>
          <text:p text:style-name="P23"><text:span text:style-name="Strong_20_Emphasis"><text:span text:style-name="T6">Phrases to Introduce an Example: </text:span></text:span><text:span text:style-name="T7">For example, thus, as an example, in the instance of, in other words, to illustrate</text:span></text:p>
        </text:list-item>
        <text:list-item>
          <text:p text:style-name="P23"><text:span text:style-name="Strong_20_Emphasis"><text:span text:style-name="T6">Phrases to Make Suggestions: </text:span></text:span><text:span text:style-name="T7">To this end, keeping this in mind, for this purpose, therefore</text:span></text:p>
        </text:list-item>
        <text:list-item>
          <text:p text:style-name="P23"><text:span text:style-name="Strong_20_Emphasis"><text:span text:style-name="T6">Phrases to Transition Between Information: </text:span></text:span><text:span text:style-name="T7">Also, furthermore, additionally, besides that, equally as important, similarly, likewise, as a result, otherwise, however</text:span></text:p>
        </text:list-item>
        <text:list-item>
          <text:p text:style-name="P23"><text:span text:style-name="Strong_20_Emphasis"><text:span text:style-name="T6">Phrases to Contrast Points: </text:span></text:span><text:span text:style-name="T7">On the other hand, nevertheless, despite, in spite of, yet, conversely, instead, by the same token</text:span></text:p>
        </text:list-item>
        <text:list-item>
          <text:p text:style-name="P24"><text:span text:style-name="Strong_20_Emphasis"><text:span text:style-name="T6">Phrases for Conclusions and Summarizing: </text:span></text:span><text:span text:style-name="T7">With this in mind, as a result of, because of this, for this reason, so, due to, since, finally, in short, in conclusion</text:span></text:p>
        </text:list-item>
      </text:list>
      <text:p text:style-name="P9">Other Handy Phrases for Persuasive Writing</text:p>
      <text:list xml:id="list1054644299" text:style-name="L3">
        <text:list-item>
          <text:p text:style-name="P21">I’m sure / <text:span text:style-name="T11">certain </text:span>that you can see that . . .</text:p>
        </text:list-item>
        <text:list-item>
          <text:p text:style-name="P21">What needs to be done/what we need to do. . .</text:p>
        </text:list-item>
        <text:list-item>
          <text:p text:style-name="P21">I ask you to think about . . .</text:p>
        </text:list-item>
        <text:list-item>
          <text:p text:style-name="P21">I am writing in order to . . .</text:p>
        </text:list-item>
        <text:list-item>
          <text:p text:style-name="P21">Nevertheless . . .</text:p>
        </text:list-item>
        <text:list-item>
          <text:p text:style-name="P21">On the other hand . . .</text:p>
        </text:list-item>
        <text:list-item>
          <text:p text:style-name="P21">It has come to my attention that . . .</text:p>
        </text:list-item>
        <text:list-item>
          <text:p text:style-name="P21">If you move forward with . . .</text:p>
        </text:list-item>
        <text:list-item>
          <text:p text:style-name="P21">Obviously. . .</text:p>
        </text:list-item>
        <text:list-item>
          <text:p text:style-name="P21">Surely . . .</text:p>
        </text:list-item>
        <text:list-item>
          <text:p text:style-name="P21">Regardless . . .</text:p>
        </text:list-item>
        <text:list-item>
          <text:p text:style-name="P21">If [ ] were to happen, then . . .</text:p>
        </text:list-item>
        <text:list-item>
          <text:p text:style-name="P21">This can be fixed by . . .</text:p>
        </text:list-item>
        <text:list-item>
          <text:p text:style-name="P22">Although it may seem</text:p>
        </text:list-item>
      </text:list>
      <text:p text:style-name="P10">Please, also check this very useful article :</text:p>
      <text:p text:style-name="P10"><text:a xlink:type="simple" xlink:href="https://www.business2community.com/brandviews/buffer/big-list-power-words-189-phrases-influence-persuade-convert-0933163" text:style-name="Internet_20_link" text:visited-style-name="Visited_20_Internet_20_Link">https://www.business2community.com/brandviews/buffer/big-list-power-words-189-phrases-influence-persuade-convert-0933163</text:a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lab 500" svg:font-family="'Museo Slab 500', 'Museo Slab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xima Nova" svg:font-family="'Proxima Nova', ProximaNova-Light, Arial, 'Helvetica Neue'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1:24:19.464672080</meta:creation-date>
    <dc:date>2021-04-22T11:40:44.285782633</dc:date>
    <meta:editing-duration>PT16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65" meta:word-count="795" meta:character-count="4581" meta:non-whitespace-character-count="3864"/>
  </office:meta>
</office:document-meta>
</file>